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1.2898in"/>
    </style:style>
    <style:style style:name="co3" style:family="table-column">
      <style:table-column-properties fo:break-before="auto" style:column-width="0.55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6252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USA-bounded-1960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PI</text:p>
          </table:table-cell>
          <table:table-cell office:value-type="string" calcext:value-type="string">
            <text:p>quarter</text:p>
          </table:table-cell>
          <table:table-cell office:value-type="string" calcext:value-type="string">
            <text:p>GDP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UNEMP</text:p>
          </table:table-cell>
          <table:table-cell office:value-type="string" calcext:value-type="string">
            <text:p>SPENDING_PERCENT_OF_GDP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.2993543562976" calcext:value-type="float">
            <text:p>74.2993543562976</text:p>
          </table:table-cell>
          <table:table-cell office:value-type="string" calcext:value-type="string">
            <text:p>2001Q1</text:p>
          </table:table-cell>
          <table:table-cell office:value-type="float" office:value="10470.231" calcext:value-type="float">
            <text:p>10470.231</text:p>
          </table:table-cell>
          <table:table-cell office:value-type="float" office:value="5.31" calcext:value-type="float">
            <text:p>5.31</text:p>
          </table:table-cell>
          <table:table-cell office:value-type="float" office:value="4.3" calcext:value-type="float">
            <text:p>4.3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119.069999694824" calcext:value-type="float">
            <text:p>119.06999969482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.1333707202738" calcext:value-type="float">
            <text:p>75.1333707202738</text:p>
          </table:table-cell>
          <table:table-cell office:value-type="string" calcext:value-type="string">
            <text:p>2001Q2</text:p>
          </table:table-cell>
          <table:table-cell office:value-type="float" office:value="10599" calcext:value-type="float">
            <text:p>10599</text:p>
          </table:table-cell>
          <table:table-cell office:value-type="float" office:value="3.97" calcext:value-type="float">
            <text:p>3.97</text:p>
          </table:table-cell>
          <table:table-cell office:value-type="float" office:value="4.5" calcext:value-type="float">
            <text:p>4.5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113.419998168945" calcext:value-type="float">
            <text:p>113.41999816894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.1189911277914" calcext:value-type="float">
            <text:p>75.1189911277914</text:p>
          </table:table-cell>
          <table:table-cell office:value-type="string" calcext:value-type="string">
            <text:p>2001Q3</text:p>
          </table:table-cell>
          <table:table-cell office:value-type="float" office:value="10598.02" calcext:value-type="float">
            <text:p>10598.02</text:p>
          </table:table-cell>
          <table:table-cell office:value-type="float" office:value="3.07" calcext:value-type="float">
            <text:p>3.07</text:p>
          </table:table-cell>
          <table:table-cell office:value-type="float" office:value="5" calcext:value-type="float">
            <text:p>5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116.129997253418" calcext:value-type="float">
            <text:p>116.1299972534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4.8601584631091" calcext:value-type="float">
            <text:p>74.8601584631091</text:p>
          </table:table-cell>
          <table:table-cell office:value-type="string" calcext:value-type="string">
            <text:p>2001Q4</text:p>
          </table:table-cell>
          <table:table-cell office:value-type="float" office:value="10660.465" calcext:value-type="float">
            <text:p>10660.465</text:p>
          </table:table-cell>
          <table:table-cell office:value-type="float" office:value="1.82" calcext:value-type="float">
            <text:p>1.82</text:p>
          </table:table-cell>
          <table:table-cell office:value-type="float" office:value="5.7" calcext:value-type="float">
            <text:p>5.7</text:p>
          </table:table-cell>
          <table:table-cell office:value-type="float" office:value="1.21184" calcext:value-type="float">
            <text:p>1.21184</text:p>
          </table:table-cell>
          <table:table-cell office:value-type="float" office:value="119.160003662109" calcext:value-type="float">
            <text:p>119.1600036621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.0039543879326" calcext:value-type="float">
            <text:p>75.0039543879326</text:p>
          </table:table-cell>
          <table:table-cell office:value-type="string" calcext:value-type="string">
            <text:p>2002Q1</text:p>
          </table:table-cell>
          <table:table-cell office:value-type="float" office:value="10783.5" calcext:value-type="float">
            <text:p>10783.5</text:p>
          </table:table-cell>
          <table:table-cell office:value-type="float" office:value="1.73" calcext:value-type="float">
            <text:p>1.73</text:p>
          </table:table-cell>
          <table:table-cell office:value-type="float" office:value="5.7" calcext:value-type="float">
            <text:p>5.7</text:p>
          </table:table-cell>
          <table:table-cell office:value-type="float" office:value="-1.44347" calcext:value-type="float">
            <text:p>-1.44347</text:p>
          </table:table-cell>
          <table:table-cell office:value-type="float" office:value="111.809997558594" calcext:value-type="float">
            <text:p>111.8099975585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.8523503443912" calcext:value-type="float">
            <text:p>75.8523503443912</text:p>
          </table:table-cell>
          <table:table-cell office:value-type="string" calcext:value-type="string">
            <text:p>2002Q2</text:p>
          </table:table-cell>
          <table:table-cell office:value-type="float" office:value="10887.46" calcext:value-type="float">
            <text:p>10887.46</text:p>
          </table:table-cell>
          <table:table-cell office:value-type="float" office:value="1.75" calcext:value-type="float">
            <text:p>1.75</text:p>
          </table:table-cell>
          <table:table-cell office:value-type="float" office:value="5.8" calcext:value-type="float">
            <text:p>5.8</text:p>
          </table:table-cell>
          <table:table-cell office:value-type="float" office:value="-1.44347" calcext:value-type="float">
            <text:p>-1.44347</text:p>
          </table:table-cell>
          <table:table-cell office:value-type="float" office:value="106.980003356934" calcext:value-type="float">
            <text:p>106.9800033569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6.1687013790029" calcext:value-type="float">
            <text:p>76.1687013790029</text:p>
          </table:table-cell>
          <table:table-cell office:value-type="string" calcext:value-type="string">
            <text:p>2002Q3</text:p>
          </table:table-cell>
          <table:table-cell office:value-type="float" office:value="10984.04" calcext:value-type="float">
            <text:p>10984.04</text:p>
          </table:table-cell>
          <table:table-cell office:value-type="float" office:value="1.75" calcext:value-type="float">
            <text:p>1.75</text:p>
          </table:table-cell>
          <table:table-cell office:value-type="float" office:value="5.7" calcext:value-type="float">
            <text:p>5.7</text:p>
          </table:table-cell>
          <table:table-cell office:value-type="float" office:value="-1.44347" calcext:value-type="float">
            <text:p>-1.44347</text:p>
          </table:table-cell>
          <table:table-cell office:value-type="float" office:value="106.410003662109" calcext:value-type="float">
            <text:p>106.41000366210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6.4562932286499" calcext:value-type="float">
            <text:p>76.4562932286499</text:p>
          </table:table-cell>
          <table:table-cell office:value-type="string" calcext:value-type="string">
            <text:p>2002Q4</text:p>
          </table:table-cell>
          <table:table-cell office:value-type="float" office:value="11061.433" calcext:value-type="float">
            <text:p>11061.433</text:p>
          </table:table-cell>
          <table:table-cell office:value-type="float" office:value="1.24" calcext:value-type="float">
            <text:p>1.24</text:p>
          </table:table-cell>
          <table:table-cell office:value-type="float" office:value="6" calcext:value-type="float">
            <text:p>6</text:p>
          </table:table-cell>
          <table:table-cell office:value-type="float" office:value="-1.44347" calcext:value-type="float">
            <text:p>-1.44347</text:p>
          </table:table-cell>
          <table:table-cell office:value-type="float" office:value="99.7099990844727" calcext:value-type="float">
            <text:p>99.709999084472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7.2471708151791" calcext:value-type="float">
            <text:p>77.2471708151791</text:p>
          </table:table-cell>
          <table:table-cell office:value-type="string" calcext:value-type="string">
            <text:p>2003Q1</text:p>
          </table:table-cell>
          <table:table-cell office:value-type="float" office:value="11174.129" calcext:value-type="float">
            <text:p>11174.129</text:p>
          </table:table-cell>
          <table:table-cell office:value-type="float" office:value="1.25" calcext:value-type="float">
            <text:p>1.25</text:p>
          </table:table-cell>
          <table:table-cell office:value-type="float" office:value="5.9" calcext:value-type="float">
            <text:p>5.9</text:p>
          </table:table-cell>
          <table:table-cell office:value-type="float" office:value="-3.29583" calcext:value-type="float">
            <text:p>-3.29583</text:p>
          </table:table-cell>
          <table:table-cell office:value-type="float" office:value="93.2699966430664" calcext:value-type="float">
            <text:p>93.26999664306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7.4772442948967" calcext:value-type="float">
            <text:p>77.4772442948967</text:p>
          </table:table-cell>
          <table:table-cell office:value-type="string" calcext:value-type="string">
            <text:p>2003Q2</text:p>
          </table:table-cell>
          <table:table-cell office:value-type="float" office:value="11312.766" calcext:value-type="float">
            <text:p>11312.766</text:p>
          </table:table-cell>
          <table:table-cell office:value-type="float" office:value="1.22" calcext:value-type="float">
            <text:p>1.22</text:p>
          </table:table-cell>
          <table:table-cell office:value-type="float" office:value="6.3" calcext:value-type="float">
            <text:p>6.3</text:p>
          </table:table-cell>
          <table:table-cell office:value-type="float" office:value="-3.29583" calcext:value-type="float">
            <text:p>-3.29583</text:p>
          </table:table-cell>
          <table:table-cell office:value-type="float" office:value="98.0999984741211" calcext:value-type="float">
            <text:p>98.099998474121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7.779215737026" calcext:value-type="float">
            <text:p>77.779215737026</text:p>
          </table:table-cell>
          <table:table-cell office:value-type="string" calcext:value-type="string">
            <text:p>2003Q3</text:p>
          </table:table-cell>
          <table:table-cell office:value-type="float" office:value="11566.669" calcext:value-type="float">
            <text:p>11566.669</text:p>
          </table:table-cell>
          <table:table-cell office:value-type="float" office:value="1.01" calcext:value-type="float">
            <text:p>1.01</text:p>
          </table:table-cell>
          <table:table-cell office:value-type="float" office:value="6.1" calcext:value-type="float">
            <text:p>6.1</text:p>
          </table:table-cell>
          <table:table-cell office:value-type="float" office:value="-3.29583" calcext:value-type="float">
            <text:p>-3.29583</text:p>
          </table:table-cell>
          <table:table-cell office:value-type="float" office:value="90.2099990844727" calcext:value-type="float">
            <text:p>90.209999084472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7.7648361445437" calcext:value-type="float">
            <text:p>77.7648361445437</text:p>
          </table:table-cell>
          <table:table-cell office:value-type="string" calcext:value-type="string">
            <text:p>2003Q4</text:p>
          </table:table-cell>
          <table:table-cell office:value-type="float" office:value="11772.234" calcext:value-type="float">
            <text:p>11772.234</text:p>
          </table:table-cell>
          <table:table-cell office:value-type="float" office:value="0.98" calcext:value-type="float">
            <text:p>0.98</text:p>
          </table:table-cell>
          <table:table-cell office:value-type="float" office:value="5.7" calcext:value-type="float">
            <text:p>5.7</text:p>
          </table:table-cell>
          <table:table-cell office:value-type="float" office:value="-3.29583" calcext:value-type="float">
            <text:p>-3.29583</text:p>
          </table:table-cell>
          <table:table-cell office:value-type="float" office:value="87.3099975585938" calcext:value-type="float">
            <text:p>87.30999755859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8.4694361761788" calcext:value-type="float">
            <text:p>78.4694361761788</text:p>
          </table:table-cell>
          <table:table-cell office:value-type="string" calcext:value-type="string">
            <text:p>2004Q1</text:p>
          </table:table-cell>
          <table:table-cell office:value-type="float" office:value="11923.447" calcext:value-type="float">
            <text:p>11923.447</text:p>
          </table:table-cell>
          <table:table-cell office:value-type="float" office:value="1" calcext:value-type="float">
            <text:p>1</text:p>
          </table:table-cell>
          <table:table-cell office:value-type="float" office:value="5.8" calcext:value-type="float">
            <text:p>5.8</text:p>
          </table:table-cell>
          <table:table-cell office:value-type="float" office:value="-3.37825" calcext:value-type="float">
            <text:p>-3.37825</text:p>
          </table:table-cell>
          <table:table-cell office:value-type="float" office:value="88.9499969482422" calcext:value-type="float">
            <text:p>88.949996948242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9.591044389802" calcext:value-type="float">
            <text:p>79.591044389802</text:p>
          </table:table-cell>
          <table:table-cell office:value-type="string" calcext:value-type="string">
            <text:p>2004Q2</text:p>
          </table:table-cell>
          <table:table-cell office:value-type="float" office:value="12112.815" calcext:value-type="float">
            <text:p>12112.815</text:p>
          </table:table-cell>
          <table:table-cell office:value-type="float" office:value="1.03" calcext:value-type="float">
            <text:p>1.03</text:p>
          </table:table-cell>
          <table:table-cell office:value-type="float" office:value="5.6" calcext:value-type="float">
            <text:p>5.6</text:p>
          </table:table-cell>
          <table:table-cell office:value-type="float" office:value="-3.37825" calcext:value-type="float">
            <text:p>-3.37825</text:p>
          </table:table-cell>
          <table:table-cell office:value-type="float" office:value="88.9400024414062" calcext:value-type="float">
            <text:p>88.940002441406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9.8498770544843" calcext:value-type="float">
            <text:p>79.8498770544843</text:p>
          </table:table-cell>
          <table:table-cell office:value-type="string" calcext:value-type="string">
            <text:p>2004Q3</text:p>
          </table:table-cell>
          <table:table-cell office:value-type="float" office:value="12305.307" calcext:value-type="float">
            <text:p>12305.307</text:p>
          </table:table-cell>
          <table:table-cell office:value-type="float" office:value="1.61" calcext:value-type="float">
            <text:p>1.61</text:p>
          </table:table-cell>
          <table:table-cell office:value-type="float" office:value="5.4" calcext:value-type="float">
            <text:p>5.4</text:p>
          </table:table-cell>
          <table:table-cell office:value-type="float" office:value="-3.37825" calcext:value-type="float">
            <text:p>-3.37825</text:p>
          </table:table-cell>
          <table:table-cell office:value-type="float" office:value="81.8199996948242" calcext:value-type="float">
            <text:p>81.819999694824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.4250607537782" calcext:value-type="float">
            <text:p>80.4250607537782</text:p>
          </table:table-cell>
          <table:table-cell office:value-type="string" calcext:value-type="string">
            <text:p>2004Q4</text:p>
          </table:table-cell>
          <table:table-cell office:value-type="float" office:value="12527.214" calcext:value-type="float">
            <text:p>12527.214</text:p>
          </table:table-cell>
          <table:table-cell office:value-type="float" office:value="2.16" calcext:value-type="float">
            <text:p>2.16</text:p>
          </table:table-cell>
          <table:table-cell office:value-type="float" office:value="5.4" calcext:value-type="float">
            <text:p>5.4</text:p>
          </table:table-cell>
          <table:table-cell office:value-type="float" office:value="-3.37825" calcext:value-type="float">
            <text:p>-3.37825</text:p>
          </table:table-cell>
          <table:table-cell office:value-type="float" office:value="82.5100021362305" calcext:value-type="float">
            <text:p>82.51000213623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.8420689357664" calcext:value-type="float">
            <text:p>80.8420689357664</text:p>
          </table:table-cell>
          <table:table-cell office:value-type="string" calcext:value-type="string">
            <text:p>2005Q1</text:p>
          </table:table-cell>
          <table:table-cell office:value-type="float" office:value="12767.286" calcext:value-type="float">
            <text:p>12767.286</text:p>
          </table:table-cell>
          <table:table-cell office:value-type="float" office:value="2.63" calcext:value-type="float">
            <text:p>2.63</text:p>
          </table:table-cell>
          <table:table-cell office:value-type="float" office:value="5.2" calcext:value-type="float">
            <text:p>5.2</text:p>
          </table:table-cell>
          <table:table-cell office:value-type="float" office:value="-2.44145" calcext:value-type="float">
            <text:p>-2.44145</text:p>
          </table:table-cell>
          <table:table-cell office:value-type="float" office:value="87.7600021362305" calcext:value-type="float">
            <text:p>87.760002136230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2.0068159268366" calcext:value-type="float">
            <text:p>82.0068159268366</text:p>
          </table:table-cell>
          <table:table-cell office:value-type="string" calcext:value-type="string">
            <text:p>2005Q2</text:p>
          </table:table-cell>
          <table:table-cell office:value-type="float" office:value="12922.656" calcext:value-type="float">
            <text:p>12922.656</text:p>
          </table:table-cell>
          <table:table-cell office:value-type="float" office:value="3.04" calcext:value-type="float">
            <text:p>3.04</text:p>
          </table:table-cell>
          <table:table-cell office:value-type="float" office:value="5" calcext:value-type="float">
            <text:p>5</text:p>
          </table:table-cell>
          <table:table-cell office:value-type="float" office:value="-2.44145" calcext:value-type="float">
            <text:p>-2.44145</text:p>
          </table:table-cell>
          <table:table-cell office:value-type="float" office:value="87.5800018310547" calcext:value-type="float">
            <text:p>87.580001831054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3.1284241404599" calcext:value-type="float">
            <text:p>83.1284241404599</text:p>
          </table:table-cell>
          <table:table-cell office:value-type="string" calcext:value-type="string">
            <text:p>2005Q3</text:p>
          </table:table-cell>
          <table:table-cell office:value-type="float" office:value="13142.642" calcext:value-type="float">
            <text:p>13142.642</text:p>
          </table:table-cell>
          <table:table-cell office:value-type="float" office:value="3.62" calcext:value-type="float">
            <text:p>3.62</text:p>
          </table:table-cell>
          <table:table-cell office:value-type="float" office:value="5" calcext:value-type="float">
            <text:p>5</text:p>
          </table:table-cell>
          <table:table-cell office:value-type="float" office:value="-2.44145" calcext:value-type="float">
            <text:p>-2.44145</text:p>
          </table:table-cell>
          <table:table-cell office:value-type="float" office:value="91.5699996948242" calcext:value-type="float">
            <text:p>91.569999694824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3.5598119149303" calcext:value-type="float">
            <text:p>83.5598119149303</text:p>
          </table:table-cell>
          <table:table-cell office:value-type="string" calcext:value-type="string">
            <text:p>2005Q4</text:p>
          </table:table-cell>
          <table:table-cell office:value-type="float" office:value="13324.204" calcext:value-type="float">
            <text:p>13324.204</text:p>
          </table:table-cell>
          <table:table-cell office:value-type="float" office:value="4.16" calcext:value-type="float">
            <text:p>4.16</text:p>
          </table:table-cell>
          <table:table-cell office:value-type="float" office:value="4.9" calcext:value-type="float">
            <text:p>4.9</text:p>
          </table:table-cell>
          <table:table-cell office:value-type="float" office:value="-2.44145" calcext:value-type="float">
            <text:p>-2.44145</text:p>
          </table:table-cell>
          <table:table-cell office:value-type="float" office:value="90.1100006103516" calcext:value-type="float">
            <text:p>90.110000610351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3.9049221345067" calcext:value-type="float">
            <text:p>83.9049221345067</text:p>
          </table:table-cell>
          <table:table-cell office:value-type="string" calcext:value-type="string">
            <text:p>2006Q1</text:p>
          </table:table-cell>
          <table:table-cell office:value-type="float" office:value="13599.16" calcext:value-type="float">
            <text:p>13599.16</text:p>
          </table:table-cell>
          <table:table-cell office:value-type="float" office:value="4.59" calcext:value-type="float">
            <text:p>4.59</text:p>
          </table:table-cell>
          <table:table-cell office:value-type="float" office:value="4.7" calcext:value-type="float">
            <text:p>4.7</text:p>
          </table:table-cell>
          <table:table-cell office:value-type="float" office:value="-1.79638" calcext:value-type="float">
            <text:p>-1.79638</text:p>
          </table:table-cell>
          <table:table-cell office:value-type="float" office:value="84.7200012207031" calcext:value-type="float">
            <text:p>84.720001220703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85.4147793451534" calcext:value-type="float">
            <text:p>85.4147793451534</text:p>
          </table:table-cell>
          <table:table-cell office:value-type="string" calcext:value-type="string">
            <text:p>2006Q2</text:p>
          </table:table-cell>
          <table:table-cell office:value-type="float" office:value="13753.424" calcext:value-type="float">
            <text:p>13753.424</text:p>
          </table:table-cell>
          <table:table-cell office:value-type="float" office:value="4.99" calcext:value-type="float">
            <text:p>4.99</text:p>
          </table:table-cell>
          <table:table-cell office:value-type="float" office:value="4.6" calcext:value-type="float">
            <text:p>4.6</text:p>
          </table:table-cell>
          <table:table-cell office:value-type="float" office:value="-1.79638" calcext:value-type="float">
            <text:p>-1.79638</text:p>
          </table:table-cell>
          <table:table-cell office:value-type="float" office:value="85.0500030517578" calcext:value-type="float">
            <text:p>85.05000305175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85.8749263045886" calcext:value-type="float">
            <text:p>85.8749263045886</text:p>
          </table:table-cell>
          <table:table-cell office:value-type="string" calcext:value-type="string">
            <text:p>2006Q3</text:p>
          </table:table-cell>
          <table:table-cell office:value-type="float" office:value="13870.188" calcext:value-type="float">
            <text:p>13870.188</text:p>
          </table:table-cell>
          <table:table-cell office:value-type="float" office:value="5.25" calcext:value-type="float">
            <text:p>5.25</text:p>
          </table:table-cell>
          <table:table-cell office:value-type="float" office:value="4.5" calcext:value-type="float">
            <text:p>4.5</text:p>
          </table:table-cell>
          <table:table-cell office:value-type="float" office:value="-1.79638" calcext:value-type="float">
            <text:p>-1.79638</text:p>
          </table:table-cell>
          <table:table-cell office:value-type="float" office:value="82.9199981689453" calcext:value-type="float">
            <text:p>82.919998168945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84.9833915706829" calcext:value-type="float">
            <text:p>84.9833915706829</text:p>
          </table:table-cell>
          <table:table-cell office:value-type="string" calcext:value-type="string">
            <text:p>2006Q4</text:p>
          </table:table-cell>
          <table:table-cell office:value-type="float" office:value="14039.56" calcext:value-type="float">
            <text:p>14039.56</text:p>
          </table:table-cell>
          <table:table-cell office:value-type="float" office:value="5.24" calcext:value-type="float">
            <text:p>5.24</text:p>
          </table:table-cell>
          <table:table-cell office:value-type="float" office:value="4.4" calcext:value-type="float">
            <text:p>4.4</text:p>
          </table:table-cell>
          <table:table-cell office:value-type="float" office:value="-1.79638" calcext:value-type="float">
            <text:p>-1.79638</text:p>
          </table:table-cell>
          <table:table-cell office:value-type="float" office:value="83.5699996948242" calcext:value-type="float">
            <text:p>83.569999694824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5.8051852810491" calcext:value-type="float">
            <text:p>85.8051852810491</text:p>
          </table:table-cell>
          <table:table-cell office:value-type="string" calcext:value-type="string">
            <text:p>2007Q1</text:p>
          </table:table-cell>
          <table:table-cell office:value-type="float" office:value="14215.651" calcext:value-type="float">
            <text:p>14215.651</text:p>
          </table:table-cell>
          <table:table-cell office:value-type="float" office:value="5.26" calcext:value-type="float">
            <text:p>5.26</text:p>
          </table:table-cell>
          <table:table-cell office:value-type="float" office:value="4.4" calcext:value-type="float">
            <text:p>4.4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82.3000030517578" calcext:value-type="float">
            <text:p>82.30000305175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7.6719439771077" calcext:value-type="float">
            <text:p>87.6719439771077</text:p>
          </table:table-cell>
          <table:table-cell office:value-type="string" calcext:value-type="string">
            <text:p>2007Q2</text:p>
          </table:table-cell>
          <table:table-cell office:value-type="float" office:value="14402.082" calcext:value-type="float">
            <text:p>14402.082</text:p>
          </table:table-cell>
          <table:table-cell office:value-type="float" office:value="5.25" calcext:value-type="float">
            <text:p>5.25</text:p>
          </table:table-cell>
          <table:table-cell office:value-type="float" office:value="4.6" calcext:value-type="float">
            <text:p>4.6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80.7900009155273" calcext:value-type="float">
            <text:p>80.790000915527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7.8288253310901" calcext:value-type="float">
            <text:p>87.8288253310901</text:p>
          </table:table-cell>
          <table:table-cell office:value-type="string" calcext:value-type="string">
            <text:p>2007Q3</text:p>
          </table:table-cell>
          <table:table-cell office:value-type="float" office:value="14564.117" calcext:value-type="float">
            <text:p>14564.117</text:p>
          </table:table-cell>
          <table:table-cell office:value-type="float" office:value="4.94" calcext:value-type="float">
            <text:p>4.94</text:p>
          </table:table-cell>
          <table:table-cell office:value-type="float" office:value="4.7" calcext:value-type="float">
            <text:p>4.7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76.1500015258789" calcext:value-type="float">
            <text:p>76.1500015258789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8.5791524668191" calcext:value-type="float">
            <text:p>88.5791524668191</text:p>
          </table:table-cell>
          <table:table-cell office:value-type="string" calcext:value-type="string">
            <text:p>2007Q4</text:p>
          </table:table-cell>
          <table:table-cell office:value-type="float" office:value="14715.058" calcext:value-type="float">
            <text:p>14715.058</text:p>
          </table:table-cell>
          <table:table-cell office:value-type="float" office:value="4.24" calcext:value-type="float">
            <text:p>4.24</text:p>
          </table:table-cell>
          <table:table-cell office:value-type="float" office:value="5" calcext:value-type="float">
            <text:p>5</text:p>
          </table:table-cell>
          <table:table-cell office:value-type="float" office:value="-1.11026" calcext:value-type="float">
            <text:p>-1.11026</text:p>
          </table:table-cell>
          <table:table-cell office:value-type="float" office:value="73.7099990844727" calcext:value-type="float">
            <text:p>73.709999084472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9.605711574134" calcext:value-type="float">
            <text:p>89.605711574134</text:p>
          </table:table-cell>
          <table:table-cell office:value-type="string" calcext:value-type="string">
            <text:p>2008Q1</text:p>
          </table:table-cell>
          <table:table-cell office:value-type="float" office:value="14706.538" calcext:value-type="float">
            <text:p>14706.538</text:p>
          </table:table-cell>
          <table:table-cell office:value-type="float" office:value="2.61" calcext:value-type="float">
            <text:p>2.61</text:p>
          </table:table-cell>
          <table:table-cell office:value-type="float" office:value="5.1" calcext:value-type="float">
            <text:p>5.1</text:p>
          </table:table-cell>
          <table:table-cell office:value-type="float" office:value="-3.10465" calcext:value-type="float">
            <text:p>-3.10465</text:p>
          </table:table-cell>
          <table:table-cell office:value-type="float" office:value="72.879997253418" calcext:value-type="float">
            <text:p>72.8799972534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1.8437513480868" calcext:value-type="float">
            <text:p>91.8437513480868</text:p>
          </table:table-cell>
          <table:table-cell office:value-type="string" calcext:value-type="string">
            <text:p>2008Q2</text:p>
          </table:table-cell>
          <table:table-cell office:value-type="float" office:value="14865.701" calcext:value-type="float">
            <text:p>14865.701</text:p>
          </table:table-cell>
          <table:table-cell office:value-type="float" office:value="2" calcext:value-type="float">
            <text:p>2</text:p>
          </table:table-cell>
          <table:table-cell office:value-type="float" office:value="5.6" calcext:value-type="float">
            <text:p>5.6</text:p>
          </table:table-cell>
          <table:table-cell office:value-type="float" office:value="-3.10465" calcext:value-type="float">
            <text:p>-3.10465</text:p>
          </table:table-cell>
          <table:table-cell office:value-type="float" office:value="77.379997253418" calcext:value-type="float">
            <text:p>77.37999725341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2.9620522554391" calcext:value-type="float">
            <text:p>92.9620522554391</text:p>
          </table:table-cell>
          <table:table-cell office:value-type="string" calcext:value-type="string">
            <text:p>2008Q3</text:p>
          </table:table-cell>
          <table:table-cell office:value-type="float" office:value="14898.999" calcext:value-type="float">
            <text:p>14898.999</text:p>
          </table:table-cell>
          <table:table-cell office:value-type="float" office:value="1.81" calcext:value-type="float">
            <text:p>1.81</text:p>
          </table:table-cell>
          <table:table-cell office:value-type="float" office:value="6.1" calcext:value-type="float">
            <text:p>6.1</text:p>
          </table:table-cell>
          <table:table-cell office:value-type="float" office:value="-3.10465" calcext:value-type="float">
            <text:p>-3.10465</text:p>
          </table:table-cell>
          <table:table-cell office:value-type="float" office:value="86.5199966430664" calcext:value-type="float">
            <text:p>86.519996643066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9.7705017039817" calcext:value-type="float">
            <text:p>89.7705017039817</text:p>
          </table:table-cell>
          <table:table-cell office:value-type="string" calcext:value-type="string">
            <text:p>2008Q4</text:p>
          </table:table-cell>
          <table:table-cell office:value-type="float" office:value="14608.208" calcext:value-type="float">
            <text:p>14608.208</text:p>
          </table:table-cell>
          <table:table-cell office:value-type="float" office:value="0.16" calcext:value-type="float">
            <text:p>0.16</text:p>
          </table:table-cell>
          <table:table-cell office:value-type="float" office:value="7.3" calcext:value-type="float">
            <text:p>7.3</text:p>
          </table:table-cell>
          <table:table-cell office:value-type="float" office:value="-3.10465" calcext:value-type="float">
            <text:p>-3.10465</text:p>
          </table:table-cell>
          <table:table-cell office:value-type="float" office:value="88.0100021362305" calcext:value-type="float">
            <text:p>88.010002136230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89.0996937146801" calcext:value-type="float">
            <text:p>89.0996937146801</text:p>
          </table:table-cell>
          <table:table-cell office:value-type="string" calcext:value-type="string">
            <text:p>2009Q1</text:p>
          </table:table-cell>
          <table:table-cell office:value-type="float" office:value="14430.901" calcext:value-type="float">
            <text:p>14430.901</text:p>
          </table:table-cell>
          <table:table-cell office:value-type="float" office:value="0.18" calcext:value-type="float">
            <text:p>0.18</text:p>
          </table:table-cell>
          <table:table-cell office:value-type="float" office:value="8.7" calcext:value-type="float">
            <text:p>8.7</text:p>
          </table:table-cell>
          <table:table-cell office:value-type="float" office:value="-9.75744" calcext:value-type="float">
            <text:p>-9.75744</text:p>
          </table:table-cell>
          <table:table-cell office:value-type="float" office:value="80.4300003051758" calcext:value-type="float">
            <text:p>80.430000305175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0.2565319298851" calcext:value-type="float">
            <text:p>90.2565319298851</text:p>
          </table:table-cell>
          <table:table-cell office:value-type="string" calcext:value-type="string">
            <text:p>2009Q2</text:p>
          </table:table-cell>
          <table:table-cell office:value-type="float" office:value="14381.236" calcext:value-type="float">
            <text:p>14381.236</text:p>
          </table:table-cell>
          <table:table-cell office:value-type="float" office:value="0.21" calcext:value-type="float">
            <text:p>0.21</text:p>
          </table:table-cell>
          <table:table-cell office:value-type="float" office:value="9.5" calcext:value-type="float">
            <text:p>9.5</text:p>
          </table:table-cell>
          <table:table-cell office:value-type="float" office:value="-9.75744" calcext:value-type="float">
            <text:p>-9.75744</text:p>
          </table:table-cell>
          <table:table-cell office:value-type="float" office:value="78.1699981689453" calcext:value-type="float">
            <text:p>78.1699981689453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1.0233955969688" calcext:value-type="float">
            <text:p>91.0233955969688</text:p>
          </table:table-cell>
          <table:table-cell office:value-type="string" calcext:value-type="string">
            <text:p>2009Q3</text:p>
          </table:table-cell>
          <table:table-cell office:value-type="float" office:value="14448.882" calcext:value-type="float">
            <text:p>14448.882</text:p>
          </table:table-cell>
          <table:table-cell office:value-type="float" office:value="0.15" calcext:value-type="float">
            <text:p>0.15</text:p>
          </table:table-cell>
          <table:table-cell office:value-type="float" office:value="9.8" calcext:value-type="float">
            <text:p>9.8</text:p>
          </table:table-cell>
          <table:table-cell office:value-type="float" office:value="-9.75744" calcext:value-type="float">
            <text:p>-9.75744</text:p>
          </table:table-cell>
          <table:table-cell office:value-type="float" office:value="74.879997253418" calcext:value-type="float">
            <text:p>74.87999725341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1.3470802237464" calcext:value-type="float">
            <text:p>91.3470802237464</text:p>
          </table:table-cell>
          <table:table-cell office:value-type="string" calcext:value-type="string">
            <text:p>2009Q4</text:p>
          </table:table-cell>
          <table:table-cell office:value-type="float" office:value="14651.248" calcext:value-type="float">
            <text:p>14651.248</text:p>
          </table:table-cell>
          <table:table-cell office:value-type="float" office:value="0.12" calcext:value-type="float">
            <text:p>0.12</text:p>
          </table:table-cell>
          <table:table-cell office:value-type="float" office:value="9.9" calcext:value-type="float">
            <text:p>9.9</text:p>
          </table:table-cell>
          <table:table-cell office:value-type="float" office:value="-9.75744" calcext:value-type="float">
            <text:p>-9.75744</text:p>
          </table:table-cell>
          <table:table-cell office:value-type="float" office:value="80.3600006103516" calcext:value-type="float">
            <text:p>80.360000610351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91.8333980414995" calcext:value-type="float">
            <text:p>91.8333980414995</text:p>
          </table:table-cell>
          <table:table-cell office:value-type="string" calcext:value-type="string">
            <text:p>2010Q1</text:p>
          </table:table-cell>
          <table:table-cell office:value-type="float" office:value="14764.611" calcext:value-type="float">
            <text:p>14764.611</text:p>
          </table:table-cell>
          <table:table-cell office:value-type="float" office:value="0.16" calcext:value-type="float">
            <text:p>0.16</text:p>
          </table:table-cell>
          <table:table-cell office:value-type="float" office:value="9.9" calcext:value-type="float">
            <text:p>9.9</text:p>
          </table:table-cell>
          <table:table-cell office:value-type="float" office:value="-8.60107" calcext:value-type="float">
            <text:p>-8.60107</text:p>
          </table:table-cell>
          <table:table-cell office:value-type="float" office:value="86.5899963378906" calcext:value-type="float">
            <text:p>86.589996337890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92.3056238586199" calcext:value-type="float">
            <text:p>92.3056238586199</text:p>
          </table:table-cell>
          <table:table-cell office:value-type="string" calcext:value-type="string">
            <text:p>2010Q2</text:p>
          </table:table-cell>
          <table:table-cell office:value-type="float" office:value="14980.193" calcext:value-type="float">
            <text:p>14980.193</text:p>
          </table:table-cell>
          <table:table-cell office:value-type="float" office:value="0.18" calcext:value-type="float">
            <text:p>0.18</text:p>
          </table:table-cell>
          <table:table-cell office:value-type="float" office:value="9.4" calcext:value-type="float">
            <text:p>9.4</text:p>
          </table:table-cell>
          <table:table-cell office:value-type="float" office:value="-8.60107" calcext:value-type="float">
            <text:p>-8.60107</text:p>
          </table:table-cell>
          <table:table-cell office:value-type="float" office:value="83.1999969482422" calcext:value-type="float">
            <text:p>83.199996948242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92.3757962699337" calcext:value-type="float">
            <text:p>92.3757962699337</text:p>
          </table:table-cell>
          <table:table-cell office:value-type="string" calcext:value-type="string">
            <text:p>2010Q3</text:p>
          </table:table-cell>
          <table:table-cell office:value-type="float" office:value="15141.605" calcext:value-type="float">
            <text:p>15141.605</text:p>
          </table:table-cell>
          <table:table-cell office:value-type="float" office:value="0.19" calcext:value-type="float">
            <text:p>0.19</text:p>
          </table:table-cell>
          <table:table-cell office:value-type="float" office:value="9.5" calcext:value-type="float">
            <text:p>9.5</text:p>
          </table:table-cell>
          <table:table-cell office:value-type="float" office:value="-8.60107" calcext:value-type="float">
            <text:p>-8.60107</text:p>
          </table:table-cell>
          <table:table-cell office:value-type="float" office:value="81.1999969482422" calcext:value-type="float">
            <text:p>81.19999694824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2.6958859985908" calcext:value-type="float">
            <text:p>92.6958859985908</text:p>
          </table:table-cell>
          <table:table-cell office:value-type="string" calcext:value-type="string">
            <text:p>2010Q4</text:p>
          </table:table-cell>
          <table:table-cell office:value-type="float" office:value="15309.471" calcext:value-type="float">
            <text:p>15309.471</text:p>
          </table:table-cell>
          <table:table-cell office:value-type="float" office:value="0.18" calcext:value-type="float">
            <text:p>0.18</text:p>
          </table:table-cell>
          <table:table-cell office:value-type="float" office:value="9.3" calcext:value-type="float">
            <text:p>9.3</text:p>
          </table:table-cell>
          <table:table-cell office:value-type="float" office:value="-8.60107" calcext:value-type="float">
            <text:p>-8.60107</text:p>
          </table:table-cell>
          <table:table-cell office:value-type="float" office:value="76.8899993896484" calcext:value-type="float">
            <text:p>76.889999389648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94.036639201645" calcext:value-type="float">
            <text:p>94.036639201645</text:p>
          </table:table-cell>
          <table:table-cell office:value-type="string" calcext:value-type="string">
            <text:p>2011Q1</text:p>
          </table:table-cell>
          <table:table-cell office:value-type="float" office:value="15351.444" calcext:value-type="float">
            <text:p>15351.444</text:p>
          </table:table-cell>
          <table:table-cell office:value-type="float" office:value="0.14" calcext:value-type="float">
            <text:p>0.14</text:p>
          </table:table-cell>
          <table:table-cell office:value-type="float" office:value="9" calcext:value-type="float">
            <text:p>9</text:p>
          </table:table-cell>
          <table:table-cell office:value-type="float" office:value="-8.33091" calcext:value-type="float">
            <text:p>-8.33091</text:p>
          </table:table-cell>
          <table:table-cell office:value-type="float" office:value="74.6399993896484" calcext:value-type="float">
            <text:p>74.639999389648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5.9433731648045" calcext:value-type="float">
            <text:p>95.9433731648045</text:p>
          </table:table-cell>
          <table:table-cell office:value-type="string" calcext:value-type="string">
            <text:p>2011Q2</text:p>
          </table:table-cell>
          <table:table-cell office:value-type="float" office:value="15557.535" calcext:value-type="float">
            <text:p>15557.535</text:p>
          </table:table-cell>
          <table:table-cell office:value-type="float" office:value="0.09" calcext:value-type="float">
            <text:p>0.09</text:p>
          </table:table-cell>
          <table:table-cell office:value-type="float" office:value="9.1" calcext:value-type="float">
            <text:p>9.1</text:p>
          </table:table-cell>
          <table:table-cell office:value-type="float" office:value="-8.33091" calcext:value-type="float">
            <text:p>-8.33091</text:p>
          </table:table-cell>
          <table:table-cell office:value-type="float" office:value="74.129997253418" calcext:value-type="float">
            <text:p>74.1299972534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6.3001308542916" calcext:value-type="float">
            <text:p>96.3001308542916</text:p>
          </table:table-cell>
          <table:table-cell office:value-type="string" calcext:value-type="string">
            <text:p>2011Q3</text:p>
          </table:table-cell>
          <table:table-cell office:value-type="float" office:value="15647.681" calcext:value-type="float">
            <text:p>15647.681</text:p>
          </table:table-cell>
          <table:table-cell office:value-type="float" office:value="0.08" calcext:value-type="float">
            <text:p>0.08</text:p>
          </table:table-cell>
          <table:table-cell office:value-type="float" office:value="9" calcext:value-type="float">
            <text:p>9</text:p>
          </table:table-cell>
          <table:table-cell office:value-type="float" office:value="-8.33091" calcext:value-type="float">
            <text:p>-8.33091</text:p>
          </table:table-cell>
          <table:table-cell office:value-type="float" office:value="78.3899993896484" calcext:value-type="float">
            <text:p>78.389999389648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96.0588412924378" calcext:value-type="float">
            <text:p>96.0588412924378</text:p>
          </table:table-cell>
          <table:table-cell office:value-type="string" calcext:value-type="string">
            <text:p>2011Q4</text:p>
          </table:table-cell>
          <table:table-cell office:value-type="float" office:value="15842.267" calcext:value-type="float">
            <text:p>15842.267</text:p>
          </table:table-cell>
          <table:table-cell office:value-type="float" office:value="0.07" calcext:value-type="float">
            <text:p>0.07</text:p>
          </table:table-cell>
          <table:table-cell office:value-type="float" office:value="8.5" calcext:value-type="float">
            <text:p>8.5</text:p>
          </table:table-cell>
          <table:table-cell office:value-type="float" office:value="-8.33091" calcext:value-type="float">
            <text:p>-8.33091</text:p>
          </table:table-cell>
          <table:table-cell office:value-type="float" office:value="78.7300033569336" calcext:value-type="float">
            <text:p>78.730003356933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96.8950145952864" calcext:value-type="float">
            <text:p>96.8950145952864</text:p>
          </table:table-cell>
          <table:table-cell office:value-type="string" calcext:value-type="string">
            <text:p>2012Q1</text:p>
          </table:table-cell>
          <table:table-cell office:value-type="float" office:value="16068.824" calcext:value-type="float">
            <text:p>16068.824</text:p>
          </table:table-cell>
          <table:table-cell office:value-type="float" office:value="0.13" calcext:value-type="float">
            <text:p>0.13</text:p>
          </table:table-cell>
          <table:table-cell office:value-type="float" office:value="8.2" calcext:value-type="float">
            <text:p>8.2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83.0400009155273" calcext:value-type="float">
            <text:p>83.040000915527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7.7306127144357" calcext:value-type="float">
            <text:p>97.7306127144357</text:p>
          </table:table-cell>
          <table:table-cell office:value-type="string" calcext:value-type="string">
            <text:p>2012Q2</text:p>
          </table:table-cell>
          <table:table-cell office:value-type="float" office:value="16207.13" calcext:value-type="float">
            <text:p>16207.13</text:p>
          </table:table-cell>
          <table:table-cell office:value-type="float" office:value="0.16" calcext:value-type="float">
            <text:p>0.16</text:p>
          </table:table-cell>
          <table:table-cell office:value-type="float" office:value="8.2" calcext:value-type="float">
            <text:p>8.2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81.25" calcext:value-type="float">
            <text:p>81.2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97.8974159872309" calcext:value-type="float">
            <text:p>97.8974159872309</text:p>
          </table:table-cell>
          <table:table-cell office:value-type="string" calcext:value-type="string">
            <text:p>2012Q3</text:p>
          </table:table-cell>
          <table:table-cell office:value-type="float" office:value="16319.54" calcext:value-type="float">
            <text:p>16319.54</text:p>
          </table:table-cell>
          <table:table-cell office:value-type="float" office:value="0.14" calcext:value-type="float">
            <text:p>0.14</text:p>
          </table:table-cell>
          <table:table-cell office:value-type="float" office:value="7.8" calcext:value-type="float">
            <text:p>7.8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80.1500015258789" calcext:value-type="float">
            <text:p>80.1500015258789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97.8470874135427" calcext:value-type="float">
            <text:p>97.8470874135427</text:p>
          </table:table-cell>
          <table:table-cell office:value-type="string" calcext:value-type="string">
            <text:p>2012Q4</text:p>
          </table:table-cell>
          <table:table-cell office:value-type="float" office:value="16420.386" calcext:value-type="float">
            <text:p>16420.386</text:p>
          </table:table-cell>
          <table:table-cell office:value-type="float" office:value="0.16" calcext:value-type="float">
            <text:p>0.16</text:p>
          </table:table-cell>
          <table:table-cell office:value-type="float" office:value="7.9" calcext:value-type="float">
            <text:p>7.9</text:p>
          </table:table-cell>
          <table:table-cell office:value-type="float" office:value="-6.62345" calcext:value-type="float">
            <text:p>-6.62345</text:p>
          </table:table-cell>
          <table:table-cell office:value-type="float" office:value="81.9800033569336" calcext:value-type="float">
            <text:p>81.980003356933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8.4311864601757" calcext:value-type="float">
            <text:p>98.4311864601757</text:p>
          </table:table-cell>
          <table:table-cell office:value-type="string" calcext:value-type="string">
            <text:p>2013Q1</text:p>
          </table:table-cell>
          <table:table-cell office:value-type="float" office:value="16629.05" calcext:value-type="float">
            <text:p>16629.05</text:p>
          </table:table-cell>
          <table:table-cell office:value-type="float" office:value="0.14" calcext:value-type="float">
            <text:p>0.14</text:p>
          </table:table-cell>
          <table:table-cell office:value-type="float" office:value="7.5" calcext:value-type="float">
            <text:p>7.5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83.379997253418" calcext:value-type="float">
            <text:p>83.37999725341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8.9819248522497" calcext:value-type="float">
            <text:p>98.9819248522497</text:p>
          </table:table-cell>
          <table:table-cell office:value-type="string" calcext:value-type="string">
            <text:p>2013Q2</text:p>
          </table:table-cell>
          <table:table-cell office:value-type="float" office:value="16699.551" calcext:value-type="float">
            <text:p>16699.551</text:p>
          </table:table-cell>
          <table:table-cell office:value-type="float" office:value="0.09" calcext:value-type="float">
            <text:p>0.09</text:p>
          </table:table-cell>
          <table:table-cell office:value-type="float" office:value="7.5" calcext:value-type="float">
            <text:p>7.5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82.0899963378906" calcext:value-type="float">
            <text:p>82.08999633789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9.3601081345355" calcext:value-type="float">
            <text:p>99.3601081345355</text:p>
          </table:table-cell>
          <table:table-cell office:value-type="string" calcext:value-type="string">
            <text:p>2013Q3</text:p>
          </table:table-cell>
          <table:table-cell office:value-type="float" office:value="16911.068" calcext:value-type="float">
            <text:p>16911.068</text:p>
          </table:table-cell>
          <table:table-cell office:value-type="float" office:value="0.08" calcext:value-type="float">
            <text:p>0.08</text:p>
          </table:table-cell>
          <table:table-cell office:value-type="float" office:value="7.2" calcext:value-type="float">
            <text:p>7.2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80.6800003051758" calcext:value-type="float">
            <text:p>80.680000305175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8.9376357074041" calcext:value-type="float">
            <text:p>98.9376357074041</text:p>
          </table:table-cell>
          <table:table-cell office:value-type="string" calcext:value-type="string">
            <text:p>2013Q4</text:p>
          </table:table-cell>
          <table:table-cell office:value-type="float" office:value="17133.114" calcext:value-type="float">
            <text:p>17133.114</text:p>
          </table:table-cell>
          <table:table-cell office:value-type="float" office:value="0.09" calcext:value-type="float">
            <text:p>0.09</text:p>
          </table:table-cell>
          <table:table-cell office:value-type="float" office:value="6.7" calcext:value-type="float">
            <text:p>6.7</text:p>
          </table:table-cell>
          <table:table-cell office:value-type="float" office:value="-4.0359" calcext:value-type="float">
            <text:p>-4.0359</text:p>
          </table:table-cell>
          <table:table-cell office:value-type="float" office:value="79.7799987792969" calcext:value-type="float">
            <text:p>79.779998779296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9.7183037832708" calcext:value-type="float">
            <text:p>99.7183037832708</text:p>
          </table:table-cell>
          <table:table-cell office:value-type="string" calcext:value-type="string">
            <text:p>2014Q1</text:p>
          </table:table-cell>
          <table:table-cell office:value-type="float" office:value="17144.281" calcext:value-type="float">
            <text:p>17144.281</text:p>
          </table:table-cell>
          <table:table-cell office:value-type="float" office:value="0.08" calcext:value-type="float">
            <text:p>0.08</text:p>
          </table:table-cell>
          <table:table-cell office:value-type="float" office:value="6.7" calcext:value-type="float">
            <text:p>6.7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80.370002746582" calcext:value-type="float">
            <text:p>80.37000274658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00.996649554952" calcext:value-type="float">
            <text:p>100.996649554952</text:p>
          </table:table-cell>
          <table:table-cell office:value-type="string" calcext:value-type="string">
            <text:p>2014Q2</text:p>
          </table:table-cell>
          <table:table-cell office:value-type="float" office:value="17462.703" calcext:value-type="float">
            <text:p>17462.703</text:p>
          </table:table-cell>
          <table:table-cell office:value-type="float" office:value="0.1" calcext:value-type="float">
            <text:p>0.1</text:p>
          </table:table-cell>
          <table:table-cell office:value-type="float" office:value="6.1" calcext:value-type="float">
            <text:p>6.1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82.75" calcext:value-type="float">
            <text:p>82.7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01.048991271587" calcext:value-type="float">
            <text:p>101.048991271587</text:p>
          </table:table-cell>
          <table:table-cell office:value-type="string" calcext:value-type="string">
            <text:p>2014Q3</text:p>
          </table:table-cell>
          <table:table-cell office:value-type="float" office:value="17743.227" calcext:value-type="float">
            <text:p>17743.227</text:p>
          </table:table-cell>
          <table:table-cell office:value-type="float" office:value="0.09" calcext:value-type="float">
            <text:p>0.09</text:p>
          </table:table-cell>
          <table:table-cell office:value-type="float" office:value="5.9" calcext:value-type="float">
            <text:p>5.9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88.3600006103516" calcext:value-type="float">
            <text:p>88.360000610351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.8934472197058" calcext:value-type="float">
            <text:p>99.8934472197058</text:p>
          </table:table-cell>
          <table:table-cell office:value-type="string" calcext:value-type="string">
            <text:p>2014Q4</text:p>
          </table:table-cell>
          <table:table-cell office:value-type="float" office:value="17852.54" calcext:value-type="float">
            <text:p>17852.54</text:p>
          </table:table-cell>
          <table:table-cell office:value-type="float" office:value="0.12" calcext:value-type="float">
            <text:p>0.12</text:p>
          </table:table-cell>
          <table:table-cell office:value-type="float" office:value="5.6" calcext:value-type="float">
            <text:p>5.6</text:p>
          </table:table-cell>
          <table:table-cell office:value-type="float" office:value="-2.76225" calcext:value-type="float">
            <text:p>-2.76225</text:p>
          </table:table-cell>
          <table:table-cell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9.0423191406756" calcext:value-type="float">
            <text:p>99.0423191406756</text:p>
          </table:table-cell>
          <table:table-cell office:value-type="string" calcext:value-type="string">
            <text:p>2015Q1</text:p>
          </table:table-cell>
          <table:table-cell office:value-type="float" office:value="17991.348" calcext:value-type="float">
            <text:p>17991.348</text:p>
          </table:table-cell>
          <table:table-cell office:value-type="float" office:value="0.11" calcext:value-type="float">
            <text:p>0.11</text:p>
          </table:table-cell>
          <table:table-cell office:value-type="float" office:value="5.4" calcext:value-type="float">
            <text:p>5.4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96.9100036621094" calcext:value-type="float">
            <text:p>96.910003662109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0.402916181355" calcext:value-type="float">
            <text:p>100.402916181355</text:p>
          </table:table-cell>
          <table:table-cell office:value-type="string" calcext:value-type="string">
            <text:p>2015Q2</text:p>
          </table:table-cell>
          <table:table-cell office:value-type="float" office:value="18193.707" calcext:value-type="float">
            <text:p>18193.707</text:p>
          </table:table-cell>
          <table:table-cell office:value-type="float" office:value="0.13" calcext:value-type="float">
            <text:p>0.13</text:p>
          </table:table-cell>
          <table:table-cell office:value-type="float" office:value="5.3" calcext:value-type="float">
            <text:p>5.3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95.9499969482422" calcext:value-type="float">
            <text:p>95.94999694824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0.633133456998" calcext:value-type="float">
            <text:p>100.633133456998</text:p>
          </table:table-cell>
          <table:table-cell office:value-type="string" calcext:value-type="string">
            <text:p>2015Q3</text:p>
          </table:table-cell>
          <table:table-cell office:value-type="float" office:value="18306.96" calcext:value-type="float">
            <text:p>18306.96</text:p>
          </table:table-cell>
          <table:table-cell office:value-type="float" office:value="0.14" calcext:value-type="float">
            <text:p>0.14</text:p>
          </table:table-cell>
          <table:table-cell office:value-type="float" office:value="5" calcext:value-type="float">
            <text:p>5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100.169998168945" calcext:value-type="float">
            <text:p>100.16999816894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99.9216312209712" calcext:value-type="float">
            <text:p>99.9216312209712</text:p>
          </table:table-cell>
          <table:table-cell office:value-type="string" calcext:value-type="string">
            <text:p>2015Q4</text:p>
          </table:table-cell>
          <table:table-cell office:value-type="float" office:value="18332.079" calcext:value-type="float">
            <text:p>18332.079</text:p>
          </table:table-cell>
          <table:table-cell office:value-type="float" office:value="0.24" calcext:value-type="float">
            <text:p>0.24</text:p>
          </table:table-cell>
          <table:table-cell office:value-type="float" office:value="5" calcext:value-type="float">
            <text:p>5</text:p>
          </table:table-cell>
          <table:table-cell office:value-type="float" office:value="-2.42755" calcext:value-type="float">
            <text:p>-2.42755</text:p>
          </table:table-cell>
          <table:table-cell office:value-type="float" office:value="98.2099990844727" calcext:value-type="float">
            <text:p>98.209999084472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9.8291704413097" calcext:value-type="float">
            <text:p>99.8291704413097</text:p>
          </table:table-cell>
          <table:table-cell office:value-type="string" calcext:value-type="string">
            <text:p>2016Q1</text:p>
          </table:table-cell>
          <table:table-cell office:value-type="float" office:value="18425.306" calcext:value-type="float">
            <text:p>18425.306</text:p>
          </table:table-cell>
          <table:table-cell office:value-type="float" office:value="0.36" calcext:value-type="float">
            <text:p>0.36</text:p>
          </table:table-cell>
          <table:table-cell office:value-type="float" office:value="5" calcext:value-type="float">
            <text:p>5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95.8899993896484" calcext:value-type="float">
            <text:p>95.889999389648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1.11197388666" calcext:value-type="float">
            <text:p>101.11197388666</text:p>
          </table:table-cell>
          <table:table-cell office:value-type="string" calcext:value-type="string">
            <text:p>2016Q2</text:p>
          </table:table-cell>
          <table:table-cell office:value-type="float" office:value="18611.617" calcext:value-type="float">
            <text:p>18611.617</text:p>
          </table:table-cell>
          <table:table-cell office:value-type="float" office:value="0.38" calcext:value-type="float">
            <text:p>0.38</text:p>
          </table:table-cell>
          <table:table-cell office:value-type="float" office:value="4.9" calcext:value-type="float">
            <text:p>4.9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96.0199966430664" calcext:value-type="float">
            <text:p>96.0199966430664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1.400572307781" calcext:value-type="float">
            <text:p>101.400572307781</text:p>
          </table:table-cell>
          <table:table-cell office:value-type="string" calcext:value-type="string">
            <text:p>2016Q3</text:p>
          </table:table-cell>
          <table:table-cell office:value-type="float" office:value="18775.459" calcext:value-type="float">
            <text:p>18775.459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101.5" calcext:value-type="float">
            <text:p>101.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1.56838215205" calcext:value-type="float">
            <text:p>101.56838215205</text:p>
          </table:table-cell>
          <table:table-cell office:value-type="string" calcext:value-type="string">
            <text:p>2016Q4</text:p>
          </table:table-cell>
          <table:table-cell office:value-type="float" office:value="18968.041" calcext:value-type="float">
            <text:p>18968.041</text:p>
          </table:table-cell>
          <table:table-cell office:value-type="float" office:value="0.54" calcext:value-type="float">
            <text:p>0.54</text:p>
          </table:table-cell>
          <table:table-cell office:value-type="float" office:value="4.7" calcext:value-type="float">
            <text:p>4.7</text:p>
          </table:table-cell>
          <table:table-cell office:value-type="float" office:value="-3.12729" calcext:value-type="float">
            <text:p>-3.12729</text:p>
          </table:table-cell>
          <table:table-cell office:value-type="float" office:value="101.120002746582" calcext:value-type="float">
            <text:p>101.12000274658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2.380829127303" calcext:value-type="float">
            <text:p>102.380829127303</text:p>
          </table:table-cell>
          <table:table-cell office:value-type="string" calcext:value-type="string">
            <text:p>2017Q1</text:p>
          </table:table-cell>
          <table:table-cell office:value-type="float" office:value="19148.194" calcext:value-type="float">
            <text:p>19148.194</text:p>
          </table:table-cell>
          <table:table-cell office:value-type="float" office:value="0.79" calcext:value-type="float">
            <text:p>0.79</text:p>
          </table:table-cell>
          <table:table-cell office:value-type="float" office:value="4.4" calcext:value-type="float">
            <text:p>4.4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96.9199981689453" calcext:value-type="float">
            <text:p>96.919998168945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2.936887968595" calcext:value-type="float">
            <text:p>102.936887968595</text:p>
          </table:table-cell>
          <table:table-cell office:value-type="string" calcext:value-type="string">
            <text:p>2017Q2</text:p>
          </table:table-cell>
          <table:table-cell office:value-type="float" office:value="19304.506" calcext:value-type="float">
            <text:p>19304.506</text:p>
          </table:table-cell>
          <table:table-cell office:value-type="float" office:value="1.04" calcext:value-type="float">
            <text:p>1.04</text:p>
          </table:table-cell>
          <table:table-cell office:value-type="float" office:value="4.3" calcext:value-type="float">
            <text:p>4.3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92.6699981689453" calcext:value-type="float">
            <text:p>92.66999816894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.389845131789" calcext:value-type="float">
            <text:p>103.389845131789</text:p>
          </table:table-cell>
          <table:table-cell office:value-type="string" calcext:value-type="string">
            <text:p>2017Q3</text:p>
          </table:table-cell>
          <table:table-cell office:value-type="float" office:value="19561.896" calcext:value-type="float">
            <text:p>19561.896</text:p>
          </table:table-cell>
          <table:table-cell office:value-type="float" office:value="1.15" calcext:value-type="float">
            <text:p>1.15</text:p>
          </table:table-cell>
          <table:table-cell office:value-type="float" office:value="4.3" calcext:value-type="float">
            <text:p>4.3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93.0100021362305" calcext:value-type="float">
            <text:p>93.010002136230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03.786865680227" calcext:value-type="float">
            <text:p>103.786865680227</text:p>
          </table:table-cell>
          <table:table-cell office:value-type="string" calcext:value-type="string">
            <text:p>2017Q4</text:p>
          </table:table-cell>
          <table:table-cell office:value-type="float" office:value="19894.75" calcext:value-type="float">
            <text:p>19894.75</text:p>
          </table:table-cell>
          <table:table-cell office:value-type="float" office:value="1.3" calcext:value-type="float">
            <text:p>1.3</text:p>
          </table:table-cell>
          <table:table-cell office:value-type="float" office:value="4.1" calcext:value-type="float">
            <text:p>4.1</text:p>
          </table:table-cell>
          <table:table-cell office:value-type="float" office:value="-3.41653" calcext:value-type="float">
            <text:p>-3.41653</text:p>
          </table:table-cell>
          <table:table-cell office:value-type="float" office:value="90.6100006103516" calcext:value-type="float">
            <text:p>90.6100006103516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4.736637763686" calcext:value-type="float">
            <text:p>104.736637763686</text:p>
          </table:table-cell>
          <table:table-cell office:value-type="string" calcext:value-type="string">
            <text:p>2018Q1</text:p>
          </table:table-cell>
          <table:table-cell office:value-type="float" office:value="20155.486" calcext:value-type="float">
            <text:p>20155.486</text:p>
          </table:table-cell>
          <table:table-cell office:value-type="float" office:value="1.51" calcext:value-type="float">
            <text:p>1.51</text:p>
          </table:table-cell>
          <table:table-cell office:value-type="float" office:value="4" calcext:value-type="float">
            <text:p>4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93.9899978637695" calcext:value-type="float">
            <text:p>93.989997863769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5.916195735013" calcext:value-type="float">
            <text:p>105.916195735013</text:p>
          </table:table-cell>
          <table:table-cell office:value-type="string" calcext:value-type="string">
            <text:p>2018Q2</text:p>
          </table:table-cell>
          <table:table-cell office:value-type="float" office:value="20470.197" calcext:value-type="float">
            <text:p>20470.197</text:p>
          </table:table-cell>
          <table:table-cell office:value-type="float" office:value="1.82" calcext:value-type="float">
            <text:p>1.82</text:p>
          </table:table-cell>
          <table:table-cell office:value-type="float" office:value="4" calcext:value-type="float">
            <text:p>4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95.1399993896484" calcext:value-type="float">
            <text:p>95.13999938964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6.27324101635" calcext:value-type="float">
            <text:p>106.27324101635</text:p>
          </table:table-cell>
          <table:table-cell office:value-type="string" calcext:value-type="string">
            <text:p>2018Q3</text:p>
          </table:table-cell>
          <table:table-cell office:value-type="float" office:value="20687.278" calcext:value-type="float">
            <text:p>20687.278</text:p>
          </table:table-cell>
          <table:table-cell office:value-type="float" office:value="1.95" calcext:value-type="float">
            <text:p>1.95</text:p>
          </table:table-cell>
          <table:table-cell office:value-type="float" office:value="3.7" calcext:value-type="float">
            <text:p>3.7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97.2699966430664" calcext:value-type="float">
            <text:p>97.269996643066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06.086450110004" calcext:value-type="float">
            <text:p>106.086450110004</text:p>
          </table:table-cell>
          <table:table-cell office:value-type="string" calcext:value-type="string">
            <text:p>2018Q4</text:p>
          </table:table-cell>
          <table:table-cell office:value-type="float" office:value="20819.269" calcext:value-type="float">
            <text:p>20819.269</text:p>
          </table:table-cell>
          <table:table-cell office:value-type="float" office:value="2.27" calcext:value-type="float">
            <text:p>2.27</text:p>
          </table:table-cell>
          <table:table-cell office:value-type="float" office:value="3.9" calcext:value-type="float">
            <text:p>3.9</text:p>
          </table:table-cell>
          <table:table-cell office:value-type="float" office:value="-3.79456" calcext:value-type="float">
            <text:p>-3.79456</text:p>
          </table:table-cell>
          <table:table-cell office:value-type="float" office:value="96.1600036621094" calcext:value-type="float">
            <text:p>96.160003662109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06.282300159613" calcext:value-type="float">
            <text:p>106.282300159613</text:p>
          </table:table-cell>
          <table:table-cell office:value-type="string" calcext:value-type="string">
            <text:p>2019Q1</text:p>
          </table:table-cell>
          <table:table-cell office:value-type="float" office:value="21013.085" calcext:value-type="float">
            <text:p>21013.085</text:p>
          </table:table-cell>
          <table:table-cell office:value-type="float" office:value="2.41" calcext:value-type="float">
            <text:p>2.41</text:p>
          </table:table-cell>
          <table:table-cell office:value-type="float" office:value="3.8" calcext:value-type="float">
            <text:p>3.8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97.75" calcext:value-type="float">
            <text:p>97.7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07.695957896553" calcext:value-type="float">
            <text:p>107.695957896553</text:p>
          </table:table-cell>
          <table:table-cell office:value-type="string" calcext:value-type="string">
            <text:p>2019Q2</text:p>
          </table:table-cell>
          <table:table-cell office:value-type="float" office:value="21272.448" calcext:value-type="float">
            <text:p>21272.448</text:p>
          </table:table-cell>
          <table:table-cell office:value-type="float" office:value="2.38" calcext:value-type="float">
            <text:p>2.38</text:p>
          </table:table-cell>
          <table:table-cell office:value-type="float" office:value="3.6" calcext:value-type="float">
            <text:p>3.6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98.9199981689453" calcext:value-type="float">
            <text:p>98.919998168945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7.933077376587" calcext:value-type="float">
            <text:p>107.933077376587</text:p>
          </table:table-cell>
          <table:table-cell office:value-type="string" calcext:value-type="string">
            <text:p>2019Q3</text:p>
          </table:table-cell>
          <table:table-cell office:value-type="float" office:value="21531.839" calcext:value-type="float">
            <text:p>21531.839</text:p>
          </table:table-cell>
          <table:table-cell office:value-type="float" office:value="2.04" calcext:value-type="float">
            <text:p>2.04</text:p>
          </table:table-cell>
          <table:table-cell office:value-type="float" office:value="3.5" calcext:value-type="float">
            <text:p>3.5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98.2699966430664" calcext:value-type="float">
            <text:p>98.269996643066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08.133097508017" calcext:value-type="float">
            <text:p>108.133097508017</text:p>
          </table:table-cell>
          <table:table-cell office:value-type="string" calcext:value-type="string">
            <text:p>2019Q4</text:p>
          </table:table-cell>
          <table:table-cell office:value-type="float" office:value="21706.532" calcext:value-type="float">
            <text:p>21706.532</text:p>
          </table:table-cell>
          <table:table-cell office:value-type="float" office:value="1.55" calcext:value-type="float">
            <text:p>1.55</text:p>
          </table:table-cell>
          <table:table-cell office:value-type="float" office:value="3.6" calcext:value-type="float">
            <text:p>3.6</text:p>
          </table:table-cell>
          <table:table-cell office:value-type="float" office:value="-4.60033" calcext:value-type="float">
            <text:p>-4.60033</text:p>
          </table:table-cell>
          <table:table-cell office:value-type="float" office:value="98.129997253418" calcext:value-type="float">
            <text:p>98.12999725341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8.518614382468" calcext:value-type="float">
            <text:p>108.518614382468</text:p>
          </table:table-cell>
          <table:table-cell office:value-type="string" calcext:value-type="string">
            <text:p>2020Q1</text:p>
          </table:table-cell>
          <table:table-cell office:value-type="float" office:value="21538.032" calcext:value-type="float">
            <text:p>21538.032</text:p>
          </table:table-cell>
          <table:table-cell office:value-type="float" office:value="0.65" calcext:value-type="float">
            <text:p>0.65</text:p>
          </table:table-cell>
          <table:table-cell office:value-type="float" office:value="4.4" calcext:value-type="float">
            <text:p>4.4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98.3399963378906" calcext:value-type="float">
            <text:p>98.339996337890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7.859885250852" calcext:value-type="float">
            <text:p>107.859885250852</text:p>
          </table:table-cell>
          <table:table-cell office:value-type="string" calcext:value-type="string">
            <text:p>2020Q2</text:p>
          </table:table-cell>
          <table:table-cell office:value-type="float" office:value="19636.731" calcext:value-type="float">
            <text:p>19636.731</text:p>
          </table:table-cell>
          <table:table-cell office:value-type="float" office:value="0.08" calcext:value-type="float">
            <text:p>0.08</text:p>
          </table:table-cell>
          <table:table-cell office:value-type="float" office:value="11" calcext:value-type="float">
            <text:p>11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92.1399993896484" calcext:value-type="float">
            <text:p>92.139999389648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9.318982500036" calcext:value-type="float">
            <text:p>109.318982500036</text:p>
          </table:table-cell>
          <table:table-cell office:value-type="string" calcext:value-type="string">
            <text:p>2020Q3</text:p>
          </table:table-cell>
          <table:table-cell office:value-type="float" office:value="21362.428" calcext:value-type="float">
            <text:p>21362.428</text:p>
          </table:table-cell>
          <table:table-cell office:value-type="float" office:value="0.09" calcext:value-type="float">
            <text:p>0.09</text:p>
          </table:table-cell>
          <table:table-cell office:value-type="float" office:value="7.9" calcext:value-type="float">
            <text:p>7.9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91.870002746582" calcext:value-type="float">
            <text:p>91.87000274658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9.570050184778" calcext:value-type="float">
            <text:p>109.570050184778</text:p>
          </table:table-cell>
          <table:table-cell office:value-type="string" calcext:value-type="string">
            <text:p>2020Q4</text:p>
          </table:table-cell>
          <table:table-cell office:value-type="float" office:value="21704.706" calcext:value-type="float">
            <text:p>21704.706</text:p>
          </table:table-cell>
          <table:table-cell office:value-type="float" office:value="0.09" calcext:value-type="float">
            <text:p>0.09</text:p>
          </table:table-cell>
          <table:table-cell office:value-type="float" office:value="6.7" calcext:value-type="float">
            <text:p>6.7</text:p>
          </table:table-cell>
          <table:table-cell office:value-type="float" office:value="-14.87363" calcext:value-type="float">
            <text:p>-14.87363</text:p>
          </table:table-cell>
          <table:table-cell office:value-type="float" office:value="90.9300003051758" calcext:value-type="float">
            <text:p>90.9300003051758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10.877298937348" calcext:value-type="float">
            <text:p>110.877298937348</text:p>
          </table:table-cell>
          <table:table-cell office:value-type="string" calcext:value-type="string">
            <text:p>2021Q1</text:p>
          </table:table-cell>
          <table:table-cell office:value-type="float" office:value="22313.85" calcext:value-type="float">
            <text:p>22313.85</text:p>
          </table:table-cell>
          <table:table-cell office:value-type="float" office:value="0.07" calcext:value-type="float">
            <text:p>0.07</text:p>
          </table:table-cell>
          <table:table-cell office:value-type="float" office:value="6.1" calcext:value-type="float">
            <text:p>6.1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89.8399963378906" calcext:value-type="float">
            <text:p>89.8399963378906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13.78010727176" calcext:value-type="float">
            <text:p>113.78010727176</text:p>
          </table:table-cell>
          <table:table-cell office:value-type="string" calcext:value-type="string">
            <text:p>2021Q2</text:p>
          </table:table-cell>
          <table:table-cell office:value-type="float" office:value="23046.934" calcext:value-type="float">
            <text:p>23046.934</text:p>
          </table:table-cell>
          <table:table-cell office:value-type="float" office:value="0.08" calcext:value-type="float">
            <text:p>0.08</text:p>
          </table:table-cell>
          <table:table-cell office:value-type="float" office:value="5.9" calcext:value-type="float">
            <text:p>5.9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92.629997253418" calcext:value-type="float">
            <text:p>92.629997253418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5.793394015214" calcext:value-type="float">
            <text:p>115.793394015214</text:p>
          </table:table-cell>
          <table:table-cell office:value-type="string" calcext:value-type="string">
            <text:p>2021Q3</text:p>
          </table:table-cell>
          <table:table-cell office:value-type="float" office:value="23550.42" calcext:value-type="float">
            <text:p>23550.42</text:p>
          </table:table-cell>
          <table:table-cell office:value-type="float" office:value="0.08" calcext:value-type="float">
            <text:p>0.08</text:p>
          </table:table-cell>
          <table:table-cell office:value-type="float" office:value="4.8" calcext:value-type="float">
            <text:p>4.8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95.9899978637695" calcext:value-type="float">
            <text:p>95.989997863769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17.699696590599" calcext:value-type="float">
            <text:p>117.699696590599</text:p>
          </table:table-cell>
          <table:table-cell office:value-type="string" calcext:value-type="string">
            <text:p>2021Q4</text:p>
          </table:table-cell>
          <table:table-cell office:value-type="float" office:value="24349.121" calcext:value-type="float">
            <text:p>24349.121</text:p>
          </table:table-cell>
          <table:table-cell office:value-type="float" office:value="0.08" calcext:value-type="float">
            <text:p>0.08</text:p>
          </table:table-cell>
          <table:table-cell office:value-type="float" office:value="3.9" calcext:value-type="float">
            <text:p>3.9</text:p>
          </table:table-cell>
          <table:table-cell office:value-type="float" office:value="-11.90371" calcext:value-type="float">
            <text:p>-11.90371</text:p>
          </table:table-cell>
          <table:table-cell office:value-type="float" office:value="96.7099990844727" calcext:value-type="float">
            <text:p>96.7099990844727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20.560660310887" calcext:value-type="float">
            <text:p>120.560660310887</text:p>
          </table:table-cell>
          <table:table-cell office:value-type="string" calcext:value-type="string">
            <text:p>2022Q1</text:p>
          </table:table-cell>
          <table:table-cell office:value-type="float" office:value="24740.48" calcext:value-type="float">
            <text:p>24740.48</text:p>
          </table:table-cell>
          <table:table-cell office:value-type="float" office:value="0.2" calcext:value-type="float">
            <text:p>0.2</text:p>
          </table:table-cell>
          <table:table-cell office:value-type="float" office:value="3.6" calcext:value-type="float">
            <text:p>3.6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101.75" calcext:value-type="float">
            <text:p>101.7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24.40346260587" calcext:value-type="float">
            <text:p>124.40346260587</text:p>
          </table:table-cell>
          <table:table-cell office:value-type="string" calcext:value-type="string">
            <text:p>2022Q2</text:p>
          </table:table-cell>
          <table:table-cell office:value-type="float" office:value="25248.476" calcext:value-type="float">
            <text:p>25248.476</text:p>
          </table:table-cell>
          <table:table-cell office:value-type="float" office:value="1.21" calcext:value-type="float">
            <text:p>1.21</text:p>
          </table:table-cell>
          <table:table-cell office:value-type="float" office:value="3.6" calcext:value-type="float">
            <text:p>3.6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108.699996948242" calcext:value-type="float">
            <text:p>108.69999694824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25.92237895978" calcext:value-type="float">
            <text:p>125.92237895978</text:p>
          </table:table-cell>
          <table:table-cell office:value-type="string" calcext:value-type="string">
            <text:p>2022Q3</text:p>
          </table:table-cell>
          <table:table-cell office:value-type="float" office:value="25723.941" calcext:value-type="float">
            <text:p>25723.941</text:p>
          </table:table-cell>
          <table:table-cell office:value-type="float" office:value="2.56" calcext:value-type="float">
            <text:p>2.56</text:p>
          </table:table-cell>
          <table:table-cell office:value-type="float" office:value="3.5" calcext:value-type="float">
            <text:p>3.5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105.949996948242" calcext:value-type="float">
            <text:p>105.949996948242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26.044174108106" calcext:value-type="float">
            <text:p>126.044174108106</text:p>
          </table:table-cell>
          <table:table-cell office:value-type="string" calcext:value-type="string">
            <text:p>2022Q4</text:p>
          </table:table-cell>
          <table:table-cell office:value-type="float" office:value="26137.992" calcext:value-type="float">
            <text:p>26137.992</text:p>
          </table:table-cell>
          <table:table-cell office:value-type="float" office:value="4.1" calcext:value-type="float">
            <text:p>4.1</text:p>
          </table:table-cell>
          <table:table-cell office:value-type="float" office:value="3.5" calcext:value-type="float">
            <text:p>3.5</text:p>
          </table:table-cell>
          <table:table-cell office:value-type="float" office:value="-5.40368" calcext:value-type="float">
            <text:p>-5.40368</text:p>
          </table:table-cell>
          <table:table-cell office:value-type="float" office:value="104.870002746582" calcext:value-type="float">
            <text:p>104.870002746582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27.304" calcext:value-type="float">
            <text:p>127.304</text:p>
          </table:table-cell>
          <table:table-cell office:value-type="string" calcext:value-type="string">
            <text:p>2023Q1</text:p>
          </table:table-cell>
          <table:table-cell office:value-type="float" office:value="26791.4418" calcext:value-type="float">
            <text:p>26791.4418</text:p>
          </table:table-cell>
          <table:table-cell office:value-type="float" office:value="4.65" calcext:value-type="float">
            <text:p>4.65</text:p>
          </table:table-cell>
          <table:table-cell office:value-type="float" office:value="3.6" calcext:value-type="float">
            <text:p>3.6</text:p>
          </table:table-cell>
          <table:table-cell office:value-type="float" office:value="-5.3" calcext:value-type="float">
            <text:p>-5.3</text:p>
          </table:table-cell>
          <table:table-cell office:value-type="float" office:value="101.01000213623" calcext:value-type="float">
            <text:p>101.010002136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17T11:49:51.839086241</dc:date>
    <meta:editing-duration>PT48S</meta:editing-duration>
    <meta:editing-cycles>1</meta:editing-cycles>
    <meta:generator>LibreOffice/7.3.7.2$Linux_X86_64 LibreOffice_project/30$Build-2</meta:generator>
    <meta:document-statistic meta:table-count="1" meta:cell-count="718" meta:object-count="0"/>
  </office:meta>
</office:document-meta>
</file>